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  <style:font-face style:name="Times" svg:font-family="Times"/>
  </office:font-face-decls>
  <office:automatic-styles>
    <style:style style:name="P1" style:family="paragraph" style:parent-style-name="Standard">
      <style:paragraph-properties fo:margin-top="0.1667in" fo:margin-bottom="0.0833in"/>
      <style:text-properties style:font-name="Times" fo:font-size="14.0pt"/>
    </style:style>
    <style:style style:name="P2" style:family="paragraph" style:parent-style-name="Standard">
      <style:text-properties style:font-name="Times" fo:font-size="12.0pt"/>
    </style:style>
    <style:style style:name="P3" style:family="paragraph" style:parent-style-name="Standard">
      <style:text-properties style:font-name="Courier" fo:font-size="12.0pt"/>
    </style:style>
    <style:style style:name="P4" style:family="paragraph" style:parent-style-name="Standard">
      <style:text-properties style:font-name="Courier" fo:font-size="8.0pt"/>
    </style:style>
    <style:style style:name="P5" style:family="paragraph" style:parent-style-name="Standard">
      <style:paragraph-properties fo:margin-top="0.1667in" fo:margin-bottom="0.0833in"/>
      <style:text-properties style:font-name="Times" fo:font-size="14.0pt" fo:color="#800000"/>
    </style:style>
    <style:style style:name="P6" style:family="paragraph" style:parent-style-name="Standard">
      <style:text-properties style:font-name="Times" fo:font-size="12.0pt" fo:color="#808080"/>
    </style:style>
    <style:style style:name="P7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808080"/>
    </style:style>
    <style:style style:name="P8" style:family="paragraph" style:parent-style-name="Standard">
      <style:paragraph-properties fo:margin-bottom="0.0833in"/>
      <style:text-properties style:font-name="Times" fo:font-size="12.0pt"/>
    </style:style>
    <style:style style:name="P9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P10" style:family="paragraph" style:parent-style-name="Standard">
      <style:paragraph-properties>
        <style:tab-stops>
          <style:tab-stop style:position="0.5000in"/>
        </style:tab-stops>
      </style:paragraph-properties>
      <style:text-properties style:font-name="Times" fo:font-size="12.0pt"/>
    </style:style>
    <style:style style:name="P11" style:family="paragraph" style:parent-style-name="Standard">
      <style:paragraph-properties>
        <style:tab-stops>
          <style:tab-stop style:position="0.5000in"/>
        </style:tab-stops>
      </style:paragraph-properties>
      <style:text-properties style:font-name="Times" fo:font-size="14.0pt"/>
    </style:style>
    <style:style style:name="P12" style:family="paragraph" style:parent-style-name="Standard">
      <style:paragraph-properties style:line-height-at-least="0.2500in"/>
      <style:text-properties style:font-name="Times" fo:font-size="12.0pt" fo:color="#262626" fo:background-color="#ffffff"/>
    </style:style>
    <style:style style:name="T1" style:family="text">
      <style:text-properties fo:font-style="italic" fo:font-style-asian="italic" fo:font-style-complex="italic" fo:font-weight="bold" fo:font-weight-asian="bold" fo:font-weight-complex="bold"/>
    </style:style>
    <style:style style:name="T2" style:family="text">
      <style:text-properties fo:font-style="italic" fo:font-style-asian="italic" fo:font-style-complex="italic"/>
    </style:style>
    <style:style style:name="T3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Install</text:span></text:p>
      <text:p text:style-name="P2">Copy the clean install in </text:p>
      <text:p text:style-name="P3">/usr/local/devel/VIRIFX/software/atlassian-jira-4.4.3-standalone</text:p>
      <text:p text:style-name="P2"/>
      <text:p text:style-name="P2">on localhost</text:p>
      <text:p text:style-name="P3">cd usr/local/devel/VIRIFX/software/</text:p>
      <text:p text:style-name="P3">mkdir JIRA-Dev</text:p>
      <text:p text:style-name="P3">cd JIRA-Dev</text:p>
      <text:p text:style-name="P3">cp -r ../atlassian-jira-4.4.3-standalone/* .</text:p>
      <text:p text:style-name="P1"><text:span text:style-name="T1">Setup the environment</text:span></text:p>
      <text:p text:style-name="P2">Edit localhost:/usr/local/devel/VIRIFX/software/JIRA-Dev/bin/set-env.sh</text:p>
      <text:p text:style-name="P2">add</text:p>
      <text:p text:style-name="P2">--</text:p>
      <text:p text:style-name="P3">export JAVA_HOME=/usr/local/java/1.6.0_20</text:p>
      <text:p text:style-name="P3">export JRE_HOME=/usr/local/java/1.6.0_20</text:p>
      <text:p text:style-name="P3"/>
      <text:p text:style-name="P2">(It needs to be 1.6 not 1.7 as there appears to be a problem</text:p>
      <text:p text:style-name="P2">with the version of maven they use and 1.7)</text:p>
      <text:p text:style-name="P2"/>
      <text:p text:style-name="P2">Modify:</text:p>
      <text:p text:style-name="P3">JIRA_HOME="/usr/local/devel/VIRIFX/software/JIRA-Dev/home"</text:p>
      <text:p text:style-name="P3"/>
      <text:p text:style-name="P3">JVM_MINIMUM_MEMORY="1024m"</text:p>
      <text:p text:style-name="P3">JVM_MAXIMUM_MEMORY="4096m"</text:p>
      <text:p text:style-name="P2"/>
      <text:p text:style-name="P2">The larger memory sizes are only needed for the import.</text:p>
      <text:p text:style-name="P2">They can be reduced once the import is over.</text:p>
      <text:p text:style-name="P2"/>
      <text:p text:style-name="P2">Create the home directory</text:p>
      <text:p text:style-name="P2">in localhost:/usr/local/devel/VIRIFX/software/JIRA-Dev/</text:p>
      <text:p text:style-name="P2">mkdir home</text:p>
      <text:p text:style-name="P2"/>
      <text:p text:style-name="P1"><text:span text:style-name="T1">First attempt at starting JIRA</text:span></text:p>
      <text:p text:style-name="P2">Start JIRA</text:p>
      <text:p text:style-name="P2">on localhost:</text:p>
      <text:p text:style-name="P3">/usr/local/devel/VIRIFX/software/JIRA-Dev/bin/</text:p>
      <text:p text:style-name="P3">start-jira.sh</text:p>
      <text:p text:style-name="P2">Output</text:p>
      <text:p text:style-name="P2">...</text:p>
      <text:p text:style-name="P2">Using CATALINA_BASE: <text:s text:c="2"/>INSTALL/atlassian-jira-4.4.3-standalone</text:p>
      <text:p text:style-name="P2">Using CATALINA_HOME: <text:s text:c="2"/>INSTALL/atlassian-jira-4.4.3-standalone</text:p>
      <text:p text:style-name="P2">Using CATALINA_TMPDIR: INSTALL/atlassian-jira-4.4.3-standalone/temp</text:p>
      <text:p text:style-name="P2">Using JRE_HOME: <text:s text:c="7"/>/usr/local</text:p>
      <text:p text:style-name="P2">Using CLASSPATH: <text:s text:c="6"/>INSTALL/atlassian-jira-4.4.3-standalone/bin/bootstrap.jar</text:p>
      <text:p text:style-name="P2">Using CATALINA_PID: <text:s text:c="3"/>INSTALL/atlassian-jira-4.4.3-standalone/work/catalina.pid</text:p>
      <text:p text:style-name="P2"/>
      <text:p text:style-name="P2">Check localhost:/usr/local/devel/VIRIFX/software/JIRA-Dev/logs/catalina.out to check</text:p>
      <text:p text:style-name="P2">that it starts up correctly. It should be on port 8080</text:p>
      <text:p text:style-name="P2"/>
      <text:p text:style-name="P2">Goto: http://localhost:8080/</text:p>
      <text:p text:style-name="P2"/>
      <text:p text:style-name="P2">Step 1/4</text:p>
      <text:p text:style-name="P2">Select external database and fill in the fields</text:p>
      <text:p text:style-name="P2"/>
      <text:p text:style-name="P2">Check the connection</text:p>
      <text:p text:style-name="P2"/>
      <text:p text:style-name="P2">Move to the next step</text:p>
      <text:p text:style-name="P2">JIRA will then die with an error message about max_user_connections</text:p>
      <text:p text:style-name="P2"/>
      <text:p text:style-name="P2">Stop JIRA</text:p>
      <text:p text:style-name="P2">on localhost:</text:p>
      <text:p text:style-name="P3">/usr/local/devel/VIRIFX/software/JIRA-Dev/bin/</text:p>
      <text:p text:style-name="P3">stop-jira.sh</text:p>
      <text:p text:style-name="P1"><text:span text:style-name="T1">Fixing JIRA</text:span></text:p>
      <text:p text:style-name="P2">Edit the database config</text:p>
      <text:p text:style-name="P2">.../home/dbconfig.xml</text:p>
      <text:p text:style-name="P2">change </text:p>
      <text:p text:style-name="P2">&lt;pool-size&gt;X&lt;/pool-size&gt;</text:p>
      <text:p text:style-name="P2">To size 3 for now</text:p>
      <text:p text:style-name="P2"/>
      <text:p text:style-name="P2">Return to the JIRA instance and this time it should be possible to get through </text:p>
      <text:p text:style-name="P2">all 4 pages of setup. </text:p>
      <text:p text:style-name="P2">Step 2/4</text:p>
      <text:p text:style-name="P2">You need to have setup an account with atlassian to create an evaluation key based on the </text:p>
      <text:p text:style-name="P2">'Server ID' given. Initially I've just used an eval license</text:p>
      <text:p text:style-name="P2"/>
      <text:p text:style-name="P2">Step 3/4</text:p>
      <text:p text:style-name="P2">'admin' for all but the email address</text:p>
      <text:p text:style-name="P2"/>
      <text:p text:style-name="P2">Step 4/4</text:p>
      <text:p text:style-name="P2">Disable email notifications</text:p>
      <text:p text:style-name="P2"/>
      <text:p text:style-name="P1"><text:span text:style-name="T1">Preparing the import</text:span></text:p>
      <text:p text:style-name="P2"/>
      <text:p text:style-name="P2">On pepe:</text:p>
      <text:p text:style-name="P3">Go into Administration and do a complete backup.</text:p>
      <text:p text:style-name="P2"/>
      <text:p text:style-name="P2">On localhost:</text:p>
      <text:p text:style-name="P3">cd /usr/local/devel/VIRIFX/users/pedworth/</text:p>
      <text:p text:style-name="P3">mkdir tmp</text:p>
      <text:p text:style-name="P3">cd tmp</text:p>
      <text:p text:style-name="P3">unzip ../backup.zip</text:p>
      <text:p text:style-name="P3"/>
      <text:p text:style-name="P2">This should unpack two files, entities.xml and activeobjects.xml</text:p>
      <text:p text:style-name="P2">The entities file contains references to the filesystem layout that need</text:p>
      <text:p text:style-name="P2">changing. The entities file can be updated using sed. (Don't try opening</text:p>
      <text:p text:style-name="P2">it in an editor it is huge 800MB+)</text:p>
      <text:p text:style-name="P2"/>
      <text:p text:style-name="P2">On localhost:</text:p>
      <text:p text:style-name="P3">cd /usr/local/devel/VIRIFX/users/pedworth/tmp</text:p>
      <text:p text:style-name="P4">sed -e 's|/opt/data/jira/|/usr/local/devel/VIRIFX/software/JIRA-Dev/home/|g' entities.xml \</text:p>
      <text:p text:style-name="P4"><text:tab/>&gt; entities2.xml</text:p>
      <text:p text:style-name="P3">mv entities2.xml entities.xml</text:p>
      <text:p text:style-name="P3">zip ../import.zip *</text:p>
      <text:p text:style-name="P2"/>
      <text:p text:style-name="P2">To restore the backup needs to be moved into the jira home directory</text:p>
      <text:p text:style-name="P2">On localhost:</text:p>
      <text:p text:style-name="P3">cp /usr/local/devel/VIRIFX/users/pedworth/import.zip \</text:p>
      <text:p text:style-name="P3"><text:tab/>/usr/local/devel/VIRIFX/software/JIRA-Dev/home/import</text:p>
      <text:p text:style-name="P2"/>
      <text:p text:style-name="P2">The backup doesn't contain attachments which must be copied seperatly</text:p>
      <text:p text:style-name="P2">I did this by creating a tar on pepe and then untaring it on the local</text:p>
      <text:p text:style-name="P2">machine.</text:p>
      <text:p text:style-name="P2"/>
      <text:p text:style-name="P2">Backup the attachments folder.</text:p>
      <text:p text:style-name="P2">on pepe:</text:p>
      <text:p text:style-name="P3">cd /opt/data/jira/attachments</text:p>
      <text:p text:style-name="P3">tar -czf /usr/local/devel/VIRIFX/users/pedworth/attachments.tgz *</text:p>
      <text:p text:style-name="P3"/>
      <text:p text:style-name="P2">The PROK directory has different permissions and results in an error message of:</text:p>
      <text:p text:style-name="P2">tar: PROK: Cannot open: Permission denied</text:p>
      <text:p text:style-name="P2">tar: Exiting with failure status due to previous errors</text:p>
      <text:p text:style-name="P2"/>
      <text:p text:style-name="P2">The tar will still be valid and contains all of the other directories</text:p>
      <text:p text:style-name="P2">Unpack on the target machine</text:p>
      <text:p text:style-name="P2"/>
      <text:p text:style-name="P2">on localhost</text:p>
      <text:p text:style-name="P3">cd /usr/local/devel/VIRIFX/software/JIRA-Dev/home/</text:p>
      <text:p text:style-name="P3">mkdir attachments</text:p>
      <text:p text:style-name="P3">cd attachments</text:p>
      <text:p text:style-name="P3">tar -xvzf /usr/local/devel/VIRIFX/users/pedworth/attachments.tgz </text:p>
      <text:p text:style-name="P3">mkdir PROK</text:p>
      <text:p text:style-name="P3"/>
      <text:p text:style-name="P2">As we don't care about PROK it shouldn't matter that it hasn't got its</text:p>
      <text:p text:style-name="P2">attachments.</text:p>
      <text:p text:style-name="P1"><text:span text:style-name="T1">Import the backup</text:span></text:p>
      <text:p text:style-name="P2">Log-in with admin/admin (the link is in the top right)</text:p>
      <text:p text:style-name="P2">Change to administraton mode (again top right)</text:p>
      <text:p text:style-name="P2"/>
      <text:p text:style-name="P2">JIRA has a project import tool but they don't recommend using it:</text:p>
      <text:p text:style-name="P2">https://confluence.atlassian.com/display/JIRA/Restoring+a+Project+from+Backup</text:p>
      <text:p text:style-name="P2"/>
      <text:p text:style-name="P2">This is because the internal IDs would be different and anything that </text:p>
      <text:p text:style-name="P2">directly refers to them wouldn't work properly.</text:p>
      <text:p text:style-name="P2"/>
      <text:p text:style-name="P2">Use a full restore instead and then remove everything that isn't needed</text:p>
      <text:p text:style-name="P2">Top menu bar: <text:span text:style-name="T2">System-&gt;Import &amp; Export</text:span></text:p>
      <text:p text:style-name="P2">Left tab: <text:span text:style-name="T2">Restore System</text:span></text:p>
      <text:p text:style-name="P2">Give the filename of the zip that was created earlier, import.zip.</text:p>
      <text:p text:style-name="P2">Copy and paste the license that was created for the install and click </text:p>
      <text:p text:style-name="P2">restore</text:p>
      <text:p text:style-name="P2"/>
      <text:p text:style-name="P2">This will take a long time and the web page may timeout waiting for updates at certain points.</text:p>
      <text:p text:style-name="P2">Reloading the page will reolve this issue.</text:p>
      <text:p text:style-name="P2"/>
      <text:p text:style-name="P2">Once done log-in. This time using your username and password. The LDAP settings have been restored.</text:p>
      <text:p text:style-name="P5"><text:span text:style-name="T1">Urgent Stop Mail Services</text:span></text:p>
      <text:p text:style-name="P2">It also restores the mail settings. You need to delete</text:p>
      <text:p text:style-name="P2"><text:s/>these setings in case it picks up emails and creates tasks on the dev server not</text:p>
      <text:p text:style-name="P2"><text:s/>the real server.</text:p>
      <text:p text:style-name="P2"/>
      <text:p text:style-name="P2">As Adminstator:</text:p>
      <text:p text:style-name="P2">Top menu bar: <text:span text:style-name="T2">System -&gt; Mail...</text:span></text:p>
      <text:p text:style-name="P2">Left tab: <text:span text:style-name="T2">Mail Servers</text:span></text:p>
      <text:p text:style-name="P2">Go though deleting the mail servers.</text:p>
      <text:p text:style-name="P1"><text:span text:style-name="T1">Restore Plugins</text:span></text:p>
      <text:p text:style-name="P2">The plugins will need copying across:</text:p>
      <text:p text:style-name="P2">on pepe:</text:p>
      <text:p text:style-name="P3">mkdir /usr/local/devel/VIRIFX/users/pedworth/plugins</text:p>
      <text:p text:style-name="P3">cp /opt/data/jira/plugins/installed-plugins</text:p>
      <text:p text:style-name="P3">/* /usr/local/devel/VIRIFX/users/pedworth/plugins</text:p>
      <text:p text:style-name="P3"/>
      <text:p text:style-name="P2">Remove the plugin that isn't used:</text:p>
      <text:p text:style-name="P4">rm /usr/local/devel/VIRIFX/users/pedworth/plugins/plugin_8112705141229117261_SampleTrackingPlugins-2.1-Release.jar</text:p>
      <text:p text:style-name="P2"/>
      <text:p text:style-name="P2">As Administrator:</text:p>
      <text:p text:style-name="P2">Top menu bar: <text:span text:style-name="T2">Plugins-&gt;Plugins</text:span></text:p>
      <text:p text:style-name="P2">Top tab: <text:span text:style-name="T2">Install</text:span></text:p>
      <text:p text:style-name="P2">In the top right is a link '<text:span text:style-name="T2">Upload Plugin</text:span>'</text:p>
      <text:p text:style-name="P2">Select one of the plugin's jar files and upload it</text:p>
      <text:p text:style-name="P2"/>
      <text:p text:style-name="P2">Once all of the plugins have been re-added reindex the system.</text:p>
      <text:p text:style-name="P2"><text:s/></text:p>
      <text:p text:style-name="P2">As administrator </text:p>
      <text:p text:style-name="P2">Top menu bar: <text:span text:style-name="T2">System-&gt;Advanced...</text:span></text:p>
      <text:p text:style-name="P2">Left tab: <text:span text:style-name="T2">Indexing </text:span></text:p>
      <text:p text:style-name="P2">click the re-index button</text:p>
      <text:p text:style-name="P2"><text:s/>(This is slow, 30min+)</text:p>
      <text:p text:style-name="P2"/>
      <text:p text:style-name="P6">Note currently it is a bit of a mess with three versions of the sampletracking plugins installed</text:p>
      <text:p text:style-name="P6">If we go through and remove all of the custom fields that use the plugins </text:p>
      <text:list text:style-name="L1">
        <text:list-item>
          <text:p text:style-name="P7">delete or disable all but the latest version of the plug-in.</text:p>
        </text:list-item>
        <text:list-item>
          <text:p text:style-name="P7">shutdown and restart jira just to be safe</text:p>
        </text:list-item>
        <text:list-item>
          <text:p text:style-name="P7">recreate all of the customfields</text:p>
        </text:list-item>
        <text:list-item>
          <text:p text:style-name="P7">reindex</text:p>
        </text:list-item>
        <text:list-item>
          <text:p text:style-name="P7"><text:s/></text:p>
        </text:list-item>
      </text:list>
      <text:p text:style-name="P6">This should tidy it up but I've never been brave enough to attempt this on the </text:p>
      <text:p text:style-name="P6">live server.</text:p>
      <text:p text:style-name="P6"/>
      <text:p text:style-name="P1"><text:span text:style-name="T1">Copying the long email fix</text:span></text:p>
      <text:p text:style-name="P8">The problem that we had with emails to Yiming only having the first 100 samples that required Taxon IDs was fixed by adding a magic variable to JIRAs config. It appears that the backup doesn't contain this and so the file containing it needs copying.</text:p>
      <text:p text:style-name="P3">cp jira-config.properties \</text:p>
      <text:p text:style-name="P3"><text:tab/>/usr/local/devel/VIRIFX/software/JIRA-Dev/home/</text:p>
      <text:p text:style-name="P1"><text:span text:style-name="T1">Further activities:</text:span></text:p>
      <text:list text:style-name="L1">
        <text:list-item>
          <text:p text:style-name="P9">Removing all of the other Projects</text:p>
        </text:list-item>
        <text:list-item>
          <text:p text:style-name="P9">Trying to use a project only import now that the two servers are in sync.</text:p>
        </text:list-item>
        <text:list-item>
          <text:p text:style-name="P9">The synchronize scripts are not setup to carryout updates to multiple systems. They could be easily modified to carry out a sync on the dev machine. This may be important for testing when you don't want the real instance changed until you are sure it is working.</text:p>
        </text:list-item>
      </text:list>
      <text:p text:style-name="P10"/>
      <text:p text:style-name="P11"><text:span text:style-name="T1">Change JIRA Base URL</text:span></text:p>
      <text:p text:style-name="P10"/>
      <text:p text:style-name="P10">This will make links in the Activity Widget in the dashboard point to the local instance:</text:p>
      <text:p text:style-name="P10"/>
      <text:p text:style-name="P12">Navigate to the <text:span text:style-name="T3">General Configuration</text:span><text:s/>and clicking <text:span text:style-name="T3">Edit Configuration</text:span><text:s/>in the bottom of the page. Edit jira.baseurl and make it point to the current instance and not jira.jcvi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  <meta:initial-creator>Peter Edworthy</meta:initial-creator>
  </office:meta>
</office:document-meta>
</file>